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c500" officeooo:paragraph-rsid="000dc500"/>
    </style:style>
    <style:style style:name="P2" style:family="paragraph" style:parent-style-name="Standard">
      <style:paragraph-properties fo:text-align="start" style:justify-single-word="false"/>
      <style:text-properties fo:font-style="normal" officeooo:rsid="000649b5" officeooo:paragraph-rsid="000def20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tyle="normal" officeooo:rsid="000184e4" officeooo:paragraph-rsid="000def20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officeooo:rsid="0001e030" officeooo:paragraph-rsid="000def20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tyle="normal" officeooo:rsid="0002f801" officeooo:paragraph-rsid="000def20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officeooo:rsid="000384e4" officeooo:paragraph-rsid="000def20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tyle="normal" officeooo:rsid="0006280b" officeooo:paragraph-rsid="000def20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officeooo:rsid="000184e4" officeooo:paragraph-rsid="000def20"/>
    </style:style>
    <style:style style:name="P9" style:family="paragraph" style:parent-style-name="Standard">
      <style:paragraph-properties fo:text-align="start" style:justify-single-word="false"/>
      <style:text-properties officeooo:rsid="000184e4" officeooo:paragraph-rsid="000def20"/>
    </style:style>
    <style:style style:name="P10" style:family="paragraph" style:parent-style-name="Standard">
      <style:paragraph-properties fo:text-align="start" style:justify-single-word="false"/>
      <style:text-properties fo:font-style="italic" officeooo:rsid="000184e4" officeooo:paragraph-rsid="000def20" style:font-style-asian="italic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style="italic" officeooo:rsid="0002f801" officeooo:paragraph-rsid="000def20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tyle="italic" officeooo:rsid="000384e4" officeooo:paragraph-rsid="000def20" style:font-style-asian="italic" style:font-style-complex="italic"/>
    </style:style>
    <style:style style:name="P13" style:family="paragraph" style:parent-style-name="Standard">
      <style:paragraph-properties fo:text-align="center" style:justify-single-word="false"/>
      <style:text-properties officeooo:paragraph-rsid="000def20"/>
    </style:style>
    <style:style style:name="T1" style:family="text">
      <style:text-properties officeooo:rsid="0006280b"/>
    </style:style>
    <style:style style:name="T2" style:family="text">
      <style:text-properties officeooo:rsid="000384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C: Edit Available Rooms</text:p>
      <text:p text:style-name="P9">1. Principal identifies self</text:p>
      <text:p text:style-name="P9">2. Principal declares intent to edit room schedule</text:p>
      <text:p text:style-name="P9">3. Principal selects existing allotment or creates new room allotment</text:p>
      <text:p text:style-name="P9">4a. Principal defines or edits allotment location, size, and time period</text:p>
      <text:p text:style-name="P9">4b. Principal deletes or cancels currently selected allotment</text:p>
      <text:p text:style-name="P10">repeat steps 3-4 until finished</text:p>
      <text:p text:style-name="P3">5. Principal locks in room schedule</text:p>
      <text:p text:style-name="P3"/>
      <text:p text:style-name="P3"/>
      <text:p text:style-name="P13">UC: Applicant requests a room</text:p>
      <text:p text:style-name="P4"/>
      <text:p text:style-name="P5">1. Applicant determines <text:span text:style-name="T1">which space they would like too book.</text:span> </text:p>
      <text:p text:style-name="P5">2. Applicant determines when they would like to <text:span text:style-name="T1">book the space </text:span>for.</text:p>
      <text:p text:style-name="P5">3. Applicant checks allocation schedule, too ensure <text:span text:style-name="T1">this booking is avalible</text:span>.</text:p>
      <text:p text:style-name="P11"><text:span text:style-name="T2">R</text:span>epeat steps 1-3 until an available <text:span text:style-name="T1">space</text:span> and time are choosen.</text:p>
      <text:p text:style-name="P5">4. <text:span text:style-name="T1">Applicant s</text:span>ubmit<text:span text:style-name="T1">s</text:span> <text:span text:style-name="T1">booking request.</text:span></text:p>
      <text:p text:style-name="P5"><text:s text:c="3"/>4a. <text:span text:style-name="T2">Applicant r</text:span>ecend<text:span text:style-name="T2">s</text:span> <text:span text:style-name="T2">booking request.</text:span></text:p>
      <text:p text:style-name="P6"><text:s text:c="8"/>1. Applicant issues requests to cancel their booking request.</text:p>
      <text:p text:style-name="P5"><text:s text:c="8"/><text:span text:style-name="T2">2. Applicant recieves confirmation of cancelation of their request.</text:span></text:p>
      <text:p text:style-name="P5">5. <text:span text:style-name="T2">Applicant is notified their booking request was confirmed or denied.</text:span></text:p>
      <text:p text:style-name="P12">Repeat steps 1-5 until request is confirmed</text:p>
      <text:p text:style-name="P12"/>
      <text:p text:style-name="P12"/>
      <text:p text:style-name="P12"/>
      <text:p text:style-name="P7">1. Principal creates schedule.</text:p>
      <text:p text:style-name="P7">2. Applicant requests room.</text:p>
      <text:p text:style-name="P7">3. Principal approves a request.</text:p>
      <text:p text:style-name="P7">4. Principal rejects a request.</text:p>
      <text:p text:style-name="P7">5. Principal blacks out time period for special event.</text:p>
      <text:p text:style-name="P2">6. Principal edits available use spaces (Adds/deletes spaces).</text:p>
      <text:p text:style-name="P2">7. User (principal or applicant) views the allocation schedule.</text:p>
      <text:p text:style-name="P2">8. Applicant resends booking request.</text:p>
      <text:p text:style-name="P2">9. Principal cancels existing booking.</text:p>
      <text:p text:style-name="P2">10. Principal changes max request time of an applic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5:17:53.321000000</meta:creation-date>
    <dc:date>2017-09-26T16:40:08.734896855</dc:date>
    <meta:editing-duration>PT9M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9" meta:word-count="214" meta:character-count="1433" meta:non-whitespace-character-count="1228"/>
  </office:meta>
</office:document-meta>
</file>